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 style:master-page-name="Standard">
      <style:table-properties style:width="15.993cm" fo:margin-left="-0.199cm" fo:margin-top="0cm" fo:margin-bottom="0cm" style:page-number="auto" table:align="left" style:writing-mode="lr-tb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2.00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5.903cm" fo:margin-left="-0.199cm" fo:margin-top="0cm" fo:margin-bottom="0cm" table:align="left" style:writing-mode="lr-tb"/>
    </style:style>
    <style:style style:name="Table2.A" style:family="table-column">
      <style:table-column-properties style:column-width="5.992cm"/>
    </style:style>
    <style:style style:name="Table2.B" style:family="table-column">
      <style:table-column-properties style:column-width="2cm"/>
    </style:style>
    <style:style style:name="Table2.C" style:family="table-column">
      <style:table-column-properties style:column-width="1.501cm"/>
    </style:style>
    <style:style style:name="Table2.D" style:family="table-column">
      <style:table-column-properties style:column-width="2.385cm"/>
    </style:style>
    <style:style style:name="Table2.E" style:family="table-column">
      <style:table-column-properties style:column-width="1.877cm"/>
    </style:style>
    <style:style style:name="Table2.F" style:family="table-column">
      <style:table-column-properties style:column-width="2.1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15.903cm" fo:margin-left="-0.199cm" fo:margin-top="0cm" fo:margin-bottom="0cm" table:align="left" style:writing-mode="lr-tb"/>
    </style:style>
    <style:style style:name="Table3.A" style:family="table-column">
      <style:table-column-properties style:column-width="15.90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.212cm" fo:margin-bottom="0.212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rsid="0007be91" officeooo:paragraph-rsid="0007be91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8d334" officeooo:paragraph-rsid="0008d334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9daef" officeooo:paragraph-rsid="0009daef"/>
    </style:style>
    <style:style style:name="T1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7">School of Physics and Astronomy</text:p>
          </table:table-cell>
        </table:table-row>
        <table:table-row table:style-name="Table1.1">
          <table:table-cell table:style-name="Table1.A1" office:value-type="string">
            <text:p text:style-name="P7">PX4310 Project</text:p>
          </table:table-cell>
          <table:table-cell table:style-name="Table1.A1" office:value-type="string">
            <text:p text:style-name="P7">Session 2017-2018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7">Autumn Semester Self-Assessment Form</text:p>
          </table:table-cell>
        </table:table-row>
        <table:table-row table:style-name="Table1.1">
          <table:table-cell table:style-name="Table1.A1" office:value-type="string">
            <text:p text:style-name="P3">Name:</text:p>
          </table:table-cell>
          <table:table-cell table:style-name="Table1.A1" office:value-type="string">
            <text:p text:style-name="P5">Gerwyn Jones</text:p>
          </table:table-cell>
        </table:table-row>
        <table:table-row table:style-name="Table1.1">
          <table:table-cell table:style-name="Table1.A1" office:value-type="string">
            <text:p text:style-name="P3">Project Title</text:p>
          </table:table-cell>
          <table:table-cell table:style-name="Table1.A1" office:value-type="string">
            <text:p text:style-name="P5">CO formation in diffuse ISM</text:p>
          </table:table-cell>
        </table:table-row>
        <table:table-row table:style-name="Table1.1">
          <table:table-cell table:style-name="Table1.A1" office:value-type="string">
            <text:p text:style-name="P3">Project Supervisor</text:p>
          </table:table-cell>
          <table:table-cell table:style-name="Table1.A1" office:value-type="string">
            <text:p text:style-name="P5">Paul Clark</text:p>
          </table:table-cell>
        </table:table-row>
      </table:table>
      <text:p text:style-name="P1">This required self-assessm<text:bookmark text:name="_GoBack"/>ent might be used as by supervisors as feedback. <text:s/>Students are asked to complete and then submit this form <text:span text:style-name="T1">via TurnitIn</text:span>, however, if you are uncomfortable with this and would prefer some confidentiality please email it directly to the module organiser (<text:a xlink:type="simple" xlink:href="mailto:westwood@cf.ac.uk" text:style-name="Internet_20_link" text:visited-style-name="Visited_20_Internet_20_Link">westwood@cf.ac.uk</text:a>). <text:s/>Submissions (by either route) are due in by <text:span text:style-name="T1">2 pm Friday 15/12/17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">Question (Mark the most appropriate response only – e.g. use Y or X).</text:p>
          </table:table-cell>
          <table:table-cell table:style-name="Table2.A1" office:value-type="string">
            <text:p text:style-name="P4">Strongly</text:p>
            <text:p text:style-name="P4">Agree</text:p>
          </table:table-cell>
          <table:table-cell table:style-name="Table2.A1" office:value-type="string">
            <text:p text:style-name="P4">Agree</text:p>
          </table:table-cell>
          <table:table-cell table:style-name="Table2.A1" office:value-type="string">
            <text:p text:style-name="P4">Neither Agree nor Disagree</text:p>
          </table:table-cell>
          <table:table-cell table:style-name="Table2.A1" office:value-type="string">
            <text:p text:style-name="P4">Disagree</text:p>
          </table:table-cell>
          <table:table-cell table:style-name="Table2.A1" office:value-type="string">
            <text:p text:style-name="P4">Strongly</text:p>
            <text:p text:style-name="P4">Disagree</text:p>
          </table:table-cell>
        </table:table-row>
        <table:table-row table:style-name="Table2.1">
          <table:table-cell table:style-name="Table2.A1" office:value-type="string">
            <text:p text:style-name="P3">I am happy with my progress so far.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I am working consistently and at a rate consistent with this 60 credit module.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I am maintaining an appropriate laboratory style diary as evidence of my activities.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I am attending regular (~weekly) meetings (or interactions) with my supervisor(s).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I am making good use of interactions with my supervisors, engaging in discussions and acting upon outcomes.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I have already taken significant responsibility and achieved significant scientific independence.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I understand how I can take significant responsibility and achieved significant scientific independence in spring semester.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">I have used the literature to obtain a good understanding of my project and its context.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Additional comments</text:p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srv</meta:initial-creator>
    <meta:editing-cycles>11</meta:editing-cycles>
    <meta:print-date>2017-12-04T11:21:00</meta:print-date>
    <meta:creation-date>2017-12-04T10:37:00</meta:creation-date>
    <dc:date>2017-12-13T00:46:21.715206821</dc:date>
    <meta:editing-duration>P2DT10H35M35S</meta:editing-duration>
    <meta:generator>LibreOffice/5.1.6.2$Linux_X86_64 LibreOffice_project/10m0$Build-2</meta:generator>
    <meta:document-statistic meta:table-count="3" meta:image-count="0" meta:object-count="0" meta:page-count="1" meta:paragraph-count="36" meta:word-count="221" meta:character-count="1406" meta:non-whitespace-character-count="1218"/>
    <meta:user-defined meta:name="AppVersion">15.0000</meta:user-defined>
    <meta:user-defined meta:name="Company">Cardiff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